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Číslovanýseznam" style:family="paragraph">
      <style:paragraph-properties>
        <style:tab-stops>
          <style:tab-stop style:type="left" style:position="0in"/>
        </style:tab-stops>
      </style:paragraph-properties>
    </style:style>
    <style:style style:name="P18" style:parent-style-name="Textpozn.podčarou" style:family="paragraph">
      <style:paragraph-properties fo:text-align="start"/>
    </style:style>
    <style:style style:name="P19" style:parent-style-name="Základnítext" style:family="paragraph">
      <style:text-properties fo:font-weight="bold" style:font-weight-asian="bold" fo:color="#008576" fo:font-size="12pt" style:font-size-asian="12pt" style:font-size-complex="13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80/2019<text:bookmark-end text:name="Text14"/></text:p>
            <text:p text:style-name="Normální">KVOP-51676/2019<text:bookmark-end text:name="Text2"/></text:p>
            <text:p text:style-name="Normální"><text:bookmark-start text:name="Text6"/>18. 11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R. H.</text:p>
            <text:p text:style-name="Normální"/>
            <text:p text:style-name="Normální"/>
            <text:p text:style-name="Normální"/>
            <text:p text:style-name="Normální">e-mail: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 H.,</text:p>
      <text:p text:style-name="Základnítext">dne 12. listopadu 2019 byla do Kanceláře veřejného ochránce práv doručena Vaše žádost podle zákona č. 106/1999 Sb., o svobodném přístupu k informacím, ve znění pozdějších předpisů, kterou žádáte:</text:p>
      <text:p text:style-name="P17">o poskytnutí<text:s/>vyjádření Ústeckého krajského úřadu ve věci automatizovaného měření rychlosti ve Varnsdorfu, o němž se zmiňuje tisková zpráva na webu ochránce<text:span text:style-name="Značkapozn.podčarou"><text:note text:note-class="footnote" text:id="_ftn0"><text:note-citation>1</text:note-citation><text:note-body><text:p text:style-name="P18"><text:s/><text:a xlink:href="https://www.ochrance.cz/aktualne/tiskove-zpravy-2019/ustecky-krajsky-urad-podporuje-nezakonne-jednani/" office:target-frame-name="_top" xlink:show="replace"><text:span text:style-name="Hypertextovýodkaz">https://www.ochrance.cz/aktualne/tiskove-zpravy-2019/ustecky-krajsky-urad-podporuje-nezakonne-jednani/</text:span></text:a><text:s/></text:p></text:note-body></text:note></text:span>.<text:s/></text:p>
      <text:p text:style-name="Základnítext">Ve smyslu zákona o svobodném přístupu k informacím,<text:s/><text:span text:style-name="Silné">se<text:s/></text:span><text:span text:style-name="Silné">výše<text:s/></text:span><text:span text:style-name="Silné">uvedené informace poskytují<text:s/></text:span><text:span text:style-name="Silné">a jsou přílohou tohoto dopisu.</text:span></text:p>
      <text:p text:style-name="Základnítext"/>
      <text:p text:style-name="Základnítext"/>
      <text:p text:style-name="podpis">Mgr. Petra Zdražilová v. r.</text:p>
      <text:p text:style-name="podpis">ředitelka právní sekce</text:p>
      <text:p text:style-name="podpis">(dopis je opatřen elektronickým podpisem)</text:p>
      <text:p text:style-name="podpis"/>
      <text:p text:style-name="Základnítext"/>
      <text:p text:style-name="P19">Příloha</text:p>
      <text:p text:style-name="Základnítext">dle textu - 2x vyjádření KrÚ Ústeckého kraj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YYWU*</text:span>*KVOPX009YYWU*</text:p>
        <text:p text:style-name="P12"><text:span text:style-name="T13">KVOPX009YYWU</text:span>KVOPX009YYWU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11-22T12:28:00Z</meta:creation-date>
    <dc:date>2019-11-22T12:29:00Z</dc:date>
    <meta:print-date>2016-06-27T08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24" meta:character-count="859" meta:row-count="6" meta:non-whitespace-character-count="736"/>
  </office:meta>
</office:document-meta>
</file>